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'Courier New'"/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2.7874in"/>
    </style:style>
    <style:style style:name="co6" style:family="table-column">
      <style:table-column-properties fo:break-before="auto" style:column-width="3.1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3.5965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2.8189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map style:condition="is-true-formula(MOD(ROW();2))" style:apply-style-name="Sans_20_nom1" style:base-cell-address="commands.A2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map style:condition="is-true-formula(MOD(ROW();2))" style:apply-style-name="Sans_20_nom1" style:base-cell-address="commands.A2"/>
    </style:style>
    <style:style style:name="ce5" style:family="table-cell" style:parent-style-name="Default">
      <style:map style:condition="is-true-formula(COUNTIF([.D$2:.D$348];[.D2])&gt;1)" style:apply-style-name="Sans_20_nom3" style:base-cell-address="commands.D2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  <style:map style:condition="is-true-formula(COUNTIF([.D$2:.D$348];[.D2])&gt;1)" style:apply-style-name="Sans_20_nom3" style:base-cell-address="commands.D2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map style:condition="is-true-formula(MOD(ROW();2))" style:apply-style-name="Sans_20_nom1" style:base-cell-address="commands.A2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eply</text:p>
          </table:table-cell>
          <table:table-cell table:style-name="ce7" office:value-type="string" calcext:value-type="string">
            <text:p>Purpose</text:p>
          </table:table-cell>
          <table:table-cell table:style-name="ce7" office:value-type="string" calcext:value-type="string">
            <text:p>Commen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4" office:value-type="string" calcext:value-type="string">
            <text:p>:SCMM/DD/YY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dat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4" office:value-type="string" calcext:value-type="string">
            <text:p>:GC#</text:p>
          </table:table-cell>
          <table:table-cell table:style-name="ce2" office:value-type="string" calcext:value-type="string">
            <text:p>MM/DD/YY#</text:p>
          </table:table-cell>
          <table:table-cell table:style-name="ce8" office:value-type="string" calcext:value-type="string">
            <text:p>Get dat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4" office:value-type="string" calcext:value-type="string">
            <text:p>:SLHH:MM:SS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time (Local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4" office:value-type="string" calcext:value-type="string">
            <text:p>:Ga#</text:p>
          </table:table-cell>
          <table:table-cell table:style-name="ce2" office:value-type="string" calcext:value-type="string">
            <text:p>HH:MM:SS#</text:p>
          </table:table-cell>
          <table:table-cell table:style-name="ce8" office:value-type="string" calcext:value-type="string">
            <text:p>Get time (Local, 12hr format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4" office:value-type="string" calcext:value-type="string">
            <text:p>:GL#</text:p>
          </table:table-cell>
          <table:table-cell table:style-name="ce2" office:value-type="string" calcext:value-type="string">
            <text:p>HH:MM:SS#</text:p>
          </table:table-cell>
          <table:table-cell table:style-name="ce8" office:value-type="string" calcext:value-type="string">
            <text:p>Get time (Local, 24hr format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4" office:value-type="string" calcext:value-type="string">
            <text:p>:SSHH:MM:SS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time (Sidereal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te / Time</text:p>
          </table:table-cell>
          <table:table-cell table:style-name="ce4" office:value-type="string" calcext:value-type="string">
            <text:p>:GS#</text:p>
          </table:table-cell>
          <table:table-cell table:style-name="ce2" office:value-type="string" calcext:value-type="string">
            <text:p>HH:MM:SS#</text:p>
          </table:table-cell>
          <table:table-cell table:style-name="ce8" office:value-type="string" calcext:value-type="string">
            <text:p>Get time (Sidereal) <text:tab/>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SgsHH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UTC Offset(for curent site) <text:s/></text:p>
          </table:table-cell>
          <table:table-cell table:style-name="ce8" office:value-type="string" calcext:value-type="string">
            <text:p>The UTC Offset value is the number of hours to add to your Local Time (Standard Time) to get Universal Time. <text:tab/> </text:p>
          </table:table-cell>
          <table:table-cell table:style-name="ce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GG#</text:p>
          </table:table-cell>
          <table:table-cell table:style-name="ce2" office:value-type="string" calcext:value-type="string">
            <text:p>sHH#</text:p>
          </table:table-cell>
          <table:table-cell table:style-name="ce8" office:value-type="string" calcext:value-type="string">
            <text:p>Get UTC Offset(for curent site) <text:s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StsDD*MM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Latitude (for curent site) <text:s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Gt#</text:p>
          </table:table-cell>
          <table:table-cell table:style-name="ce2" office:value-type="string" calcext:value-type="string">
            <text:p>sDD*MM#</text:p>
          </table:table-cell>
          <table:table-cell table:style-name="ce8" office:value-type="string" calcext:value-type="string">
            <text:p>Get Latitude (for curent site) <text:s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SgDDD*MM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Longitude (for curent site) <text:s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Gg#</text:p>
          </table:table-cell>
          <table:table-cell table:style-name="ce2" office:value-type="string" calcext:value-type="string">
            <text:p>DDD*MM#</text:p>
          </table:table-cell>
          <table:table-cell table:style-name="ce8" office:value-type="string" calcext:value-type="string">
            <text:p>Get Longitude (for curent site) <text:s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Smsss...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site 0 nam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Snsss...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site 1 nam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Sosss...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site 2 nam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Spsss...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site 3 nam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GM#</text:p>
          </table:table-cell>
          <table:table-cell table:style-name="ce2" office:value-type="string" calcext:value-type="string">
            <text:p>sss...#</text:p>
          </table:table-cell>
          <table:table-cell table:style-name="ce8" office:value-type="string" calcext:value-type="string">
            <text:p>Get site 0 nam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GN#</text:p>
          </table:table-cell>
          <table:table-cell table:style-name="ce2" office:value-type="string" calcext:value-type="string">
            <text:p>sss...#</text:p>
          </table:table-cell>
          <table:table-cell table:style-name="ce8" office:value-type="string" calcext:value-type="string">
            <text:p>Get site 1 nam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GO#</text:p>
          </table:table-cell>
          <table:table-cell table:style-name="ce2" office:value-type="string" calcext:value-type="string">
            <text:p>sss...#</text:p>
          </table:table-cell>
          <table:table-cell table:style-name="ce8" office:value-type="string" calcext:value-type="string">
            <text:p>Get site 2 nam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GP#</text:p>
          </table:table-cell>
          <table:table-cell table:style-name="ce2" office:value-type="string" calcext:value-type="string">
            <text:p>sss...#</text:p>
          </table:table-cell>
          <table:table-cell table:style-name="ce8" office:value-type="string" calcext:value-type="string">
            <text:p>Get site 3 nam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te/Location</text:p>
          </table:table-cell>
          <table:table-cell table:style-name="ce4" office:value-type="string" calcext:value-type="string">
            <text:p>:Wn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lect site n (0-3) <text:tab/>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SrHH:MM:SS#</text:p>
          </table:table-cell>
          <table:table-cell table:style-name="ce2" office:value-type="string" calcext:value-type="string">
            <text:p>0 or 1 *</text:p>
          </table:table-cell>
          <table:table-cell table:style-name="ce8" office:value-type="string" calcext:value-type="string">
            <text:p>Set target RA <text:tab/></text:p>
          </table:table-cell>
          <table:table-cell table:style-name="ce8" office:value-type="string" calcext:value-type="string">
            <text:p>* = Defaults to high precision mode, in low precision mode "HH:MM.M", "sDD*MM", or "DDD*MM" are used as appropriate. <text:tab/> </text:p>
          </table:table-cell>
          <table:table-cell table:style-name="ce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Gr#</text:p>
          </table:table-cell>
          <table:table-cell table:style-name="ce2" office:value-type="string" calcext:value-type="string">
            <text:p>HH:MM:SS#*</text:p>
          </table:table-cell>
          <table:table-cell table:style-name="ce8" office:value-type="string" calcext:value-type="string">
            <text:p>Get target RA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SdsDD:MM:SS#</text:p>
          </table:table-cell>
          <table:table-cell table:style-name="ce2" office:value-type="string" calcext:value-type="string">
            <text:p>0 or 1 *</text:p>
          </table:table-cell>
          <table:table-cell table:style-name="ce8" office:value-type="string" calcext:value-type="string">
            <text:p>Set target Dec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Gd#</text:p>
          </table:table-cell>
          <table:table-cell table:style-name="ce2" office:value-type="string" calcext:value-type="string">
            <text:p>sDD*MM'SS#*</text:p>
          </table:table-cell>
          <table:table-cell table:style-name="ce8" office:value-type="string" calcext:value-type="string">
            <text:p>Get target Dec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SzDDD:MM:SS#</text:p>
          </table:table-cell>
          <table:table-cell table:style-name="ce2" office:value-type="string" calcext:value-type="string">
            <text:p>0 or 1 *</text:p>
          </table:table-cell>
          <table:table-cell table:style-name="ce8" office:value-type="string" calcext:value-type="string">
            <text:p>Set target Azm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SasDD:MM:SS#</text:p>
          </table:table-cell>
          <table:table-cell table:style-name="ce2" office:value-type="string" calcext:value-type="string">
            <text:p>0 or 1 *</text:p>
          </table:table-cell>
          <table:table-cell table:style-name="ce8" office:value-type="string" calcext:value-type="string">
            <text:p>Set target Alt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GR#</text:p>
          </table:table-cell>
          <table:table-cell table:style-name="ce2" office:value-type="string" calcext:value-type="string">
            <text:p>HH:MM:SS#*</text:p>
          </table:table-cell>
          <table:table-cell table:style-name="ce8" office:value-type="string" calcext:value-type="string">
            <text:p>Get telescope RA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GD#</text:p>
          </table:table-cell>
          <table:table-cell table:style-name="ce2" office:value-type="string" calcext:value-type="string">
            <text:p>sDD*MM'SS#*</text:p>
          </table:table-cell>
          <table:table-cell table:style-name="ce8" office:value-type="string" calcext:value-type="string">
            <text:p>Get telescope Dec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GZ#</text:p>
          </table:table-cell>
          <table:table-cell table:style-name="ce2" office:value-type="string" calcext:value-type="string">
            <text:p>DDD*MM'SS#*</text:p>
          </table:table-cell>
          <table:table-cell table:style-name="ce8" office:value-type="string" calcext:value-type="string">
            <text:p>Get telescope Azm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lewing/Movement</text:p>
          </table:table-cell>
          <table:table-cell table:style-name="ce4" office:value-type="string" calcext:value-type="string">
            <text:p>:GA#</text:p>
          </table:table-cell>
          <table:table-cell table:style-name="ce2" office:value-type="string" calcext:value-type="string">
            <text:p>sDD*MM'SS#*</text:p>
          </table:table-cell>
          <table:table-cell table:style-name="ce8" office:value-type="string" calcext:value-type="string">
            <text:p>Get telescope Alt <text:tab/>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mits</text:p>
          </table:table-cell>
          <table:table-cell table:style-name="ce4" office:value-type="string" calcext:value-type="string">
            <text:p>:ShsDD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horizon limit <text:tab/></text:p>
          </table:table-cell>
          <table:table-cell table:style-name="ce8" office:value-type="string" calcext:value-type="string">
            <text:p>The horizon limit sets how far below (or above) the horizon the telescope will point for a goto: Valid range (in degrees) is +30 to -30.</text:p>
          </table:table-cell>
          <table:table-cell table:style-name="ce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mits</text:p>
          </table:table-cell>
          <table:table-cell table:style-name="ce4" office:value-type="string" calcext:value-type="string">
            <text:p>:GhsDD#</text:p>
          </table:table-cell>
          <table:table-cell table:style-name="ce2" office:value-type="string" calcext:value-type="string">
            <text:p>sDD#</text:p>
          </table:table-cell>
          <table:table-cell table:style-name="ce8" office:value-type="string" calcext:value-type="string">
            <text:p>Get horizon limit <text:tab/></text:p>
          </table:table-cell>
          <table:table-cell table:style-name="ce8"/>
          <table:table-cell table:style-name="ce10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mits</text:p>
          </table:table-cell>
          <table:table-cell table:style-name="ce4" office:value-type="string" calcext:value-type="string">
            <text:p>:SoDD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overhead limit <text:tab/></text:p>
          </table:table-cell>
          <table:table-cell table:style-name="ce8" office:value-type="string" calcext:value-type="string">
            <text:p>The overhead limit helps keep the telescope tube from hitting the tripod etc. during a goto: </text:p>
            <text:p>Valid range (in degrees) is 60 to 90. </text:p>
            <text:p>The overhead limit helps keep the telescope tube from hitting the tripod etc. during a goto</text:p>
          </table:table-cell>
          <table:table-cell table:style-name="ce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mits</text:p>
          </table:table-cell>
          <table:table-cell table:style-name="ce4" office:value-type="string" calcext:value-type="string">
            <text:p>:GoDD#</text:p>
          </table:table-cell>
          <table:table-cell table:style-name="ce2" office:value-type="string" calcext:value-type="string">
            <text:p>sDD#</text:p>
          </table:table-cell>
          <table:table-cell table:style-name="ce8" office:value-type="string" calcext:value-type="string">
            <text:p>Get overhead limit <text:tab/></text:p>
          </table:table-cell>
          <table:table-cell table:style-name="ce8"/>
          <table:table-cell table:style-name="ce10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MS#</text:p>
          </table:table-cell>
          <table:table-cell table:style-name="ce2" office:value-type="string" calcext:value-type="string">
            <text:p>e *2</text:p>
          </table:table-cell>
          <table:table-cell table:style-name="ce8" office:value-type="string" calcext:value-type="string">
            <text:p>Move telescope (to current Equ target) <text:tab/></text:p>
          </table:table-cell>
          <table:table-cell table:style-name="ce8" office:value-type="string" calcext:value-type="string">
            <text:p>*2 = Error codes for the MS and MA commands are as follows: </text:p>
            <text:p>e=0 (no error), </text:p>
            <text:p>e=1 (below horizon), </text:p>
            <text:p>e=2 (no object), </text:p>
            <text:p>e=4 (position unreachable), </text:p>
            <text:p>e=5 (not aligned), </text:p>
            <text:p>E=6 (outside limits)   </text:p>
          </table:table-cell>
          <table:table-cell table:style-name="ce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MA#</text:p>
          </table:table-cell>
          <table:table-cell table:style-name="ce2" office:value-type="string" calcext:value-type="string">
            <text:p>e *2</text:p>
          </table:table-cell>
          <table:table-cell table:style-name="ce8" office:value-type="string" calcext:value-type="string">
            <text:p>Move telescope (to current Hor target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Q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top telescop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Me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telescope east (at current rate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Mw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telescope west (at current rate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Mn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telescope north (at current rate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Ms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telescope south (at current rate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Qe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top moving east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Qw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top moving west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Qn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top moving north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vements</text:p>
          </table:table-cell>
          <table:table-cell table:style-name="ce4" office:value-type="string" calcext:value-type="string">
            <text:p>:Qs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top moving south <text:tab/>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4" office:value-type="string" calcext:value-type="string">
            <text:p>:Mgdnnnn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(from 20 to 16399mS) <text:tab/></text:p>
          </table:table-cell>
          <table:table-cell table:style-name="ce8" office:value-type="string" calcext:value-type="string">
            <text:p>Pulse guide (at current rate): </text:p>
            <text:p>D=n,s,e,w, </text:p>
            <text:p>Nnnn=time in mS (from 20 to 16399mS)</text:p>
          </table:table-cell>
          <table:table-cell table:style-name="ce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4" office:value-type="string" calcext:value-type="string">
            <text:p>:RG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rate to Guid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4" office:value-type="string" calcext:value-type="string">
            <text:p>:RC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rate to Centering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4" office:value-type="string" calcext:value-type="string">
            <text:p>:RM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rate to Mov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4" office:value-type="string" calcext:value-type="string">
            <text:p>:RS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rate to Slew <text:tab/></text:p>
          </table:table-cell>
          <table:table-cell table:style-name="ce8"/>
          <table:table-cell table:style-name="ce10"/>
        </table:table-row>
        <table:table-row table:style-name="ro5"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tes</text:p>
          </table:table-cell>
          <table:table-cell table:style-name="ce4" office:value-type="string" calcext:value-type="string">
            <text:p>:Rn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rate to n (0-9)*3 <text:tab/></text:p>
          </table:table-cell>
          <table:table-cell table:style-name="ce8" office:value-type="string" calcext:value-type="string">
            <text:p>*3 = Slew rates are as follows :</text:p>
            <text:p>All values are in multipules of the sidereal rate: R0=0.25X, </text:p>
            <text:p>R1=0.5X, </text:p>
            <text:p>R2(RG)=1X, </text:p>
            <text:p>R3=2X, </text:p>
            <text:p>R4(RC)=4X, </text:p>
            <text:p>R5=8X(RM), </text:p>
            <text:p>R6=16X, </text:p>
            <text:p>R7(RS)=24X, </text:p>
            <text:p>R8=40X, </text:p>
            <text:p>R9=60X </text:p>
            <text:p>(for the -Dev-Alpha branch of OnStep: </text:p>
            <text:p>R0=0.25X, </text:p>
            <text:p>R1=0.5X, </text:p>
            <text:p>R2(RG)=1X, </text:p>
            <text:p>R3=2X, </text:p>
            <text:p>R4=4X, </text:p>
            <text:p>R5(RC)=8X, </text:p>
            <text:p>R6(RM)=24X, </text:p>
            <text:p>R7=48X, </text:p>
            <text:p>R8(RS)=1/2 MaxRate, </text:p>
            <text:p>R9=MaxRate)   </text:p>
          </table:table-cell>
          <table:table-cell table:style-name="ce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ier</text:p>
          </table:table-cell>
          <table:table-cell table:style-name="ce4" office:value-type="string" calcext:value-type="string">
            <text:p>:D#</text:p>
          </table:table-cell>
          <table:table-cell table:style-name="ce2" office:value-type="string" calcext:value-type="string">
            <text:p>\0x7F#</text:p>
          </table:table-cell>
          <table:table-cell table:style-name="ce8" office:value-type="string" calcext:value-type="string">
            <text:p>Get distance bars (indicates slew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ier</text:p>
          </table:table-cell>
          <table:table-cell table:style-name="ce4" office:value-type="string" calcext:value-type="string">
            <text:p>:Gm#</text:p>
          </table:table-cell>
          <table:table-cell table:style-name="ce2" office:value-type="string" calcext:value-type="string">
            <text:p>N#, E#or W#</text:p>
          </table:table-cell>
          <table:table-cell table:style-name="ce8" office:value-type="string" calcext:value-type="string">
            <text:p>Pier side <text:tab/></text:p>
          </table:table-cell>
          <table:table-cell table:style-name="ce8"/>
          <table:table-cell table:style-name="ce10"/>
        </table:table-row>
        <table:table-row table:style-name="ro6"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STdd.ddddd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sidereal rate RA <text:tab/></text:p>
          </table:table-cell>
          <table:table-cell table:style-name="ce8" office:value-type="string" calcext:value-type="string">
            <text:p>Tracking rate adjustment is as follows:</text:p>
            <text:p>The sidereal rate is default and is always selected on power-up.</text:p>
            <text:p>The T+ and T- commands can adjust any of the rates; however only the sidereal rate, if selected, remembers the adjusted rate through a power cycle.</text:p>
            <text:p>Refraction rate tracking adjusts the RA rate dynamically to best compensate for refraction in a given region of the sky; again this works for any of the rates.</text:p>
            <text:p>This setting isn't remembered between power cycles, but the OnStep firmware can be compiled so that this setting defaults to enabled.</text:p>
          </table:table-cell>
          <table:table-cell table:style-name="ce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GT#</text:p>
          </table:table-cell>
          <table:table-cell table:style-name="ce2" office:value-type="string" calcext:value-type="string">
            <text:p>dd.ddddd#</text:p>
          </table:table-cell>
          <table:table-cell table:style-name="ce8" office:value-type="string" calcext:value-type="string">
            <text:p>Get sidereal rate RA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Q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Track sidereal rate RA (default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R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Track sidereal rate reset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+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Track rate increase 0.02Hz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-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Track rate decrease 0.02Hz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S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Track solar rate RA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L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Track lunar rate RA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K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Track king rate RA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e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Tracking enabl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d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Tracking disabl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r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Refraction rate tracking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cking rate</text:p>
          </table:table-cell>
          <table:table-cell table:style-name="ce4" office:value-type="string" calcext:value-type="string">
            <text:p>:T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No refraction rate tracking <text:tab/>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string" calcext:value-type="string">
            <text:p>:CS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ync. with current target RA/Dec <text:tab/></text:p>
          </table:table-cell>
          <table:table-cell table:style-name="ce8" office:value-type="string" calcext:value-type="string">
            <text:p>Note: Sync's that are not allowed fail silently. This can happen due to slews, parking, or exceeded limits. <text:tab/> </text:p>
          </table:table-cell>
          <table:table-cell table:style-name="ce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string" calcext:value-type="string">
            <text:p>:CM#</text:p>
          </table:table-cell>
          <table:table-cell table:style-name="ce2" office:value-type="string" calcext:value-type="string">
            <text:p>N/A#</text:p>
          </table:table-cell>
          <table:table-cell table:style-name="ce8" office:value-type="string" calcext:value-type="string">
            <text:p>Sync. with current target RA/Dec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on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lect catalog no.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B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Back in catalog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N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to Next in catalog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Cnnnn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to catalog item no.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$#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ove to catalog name rec.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I#</text:p>
          </table:table-cell>
          <table:table-cell table:style-name="ce2" office:value-type="string" calcext:value-type="string">
            <text:p>name,type#</text:p>
          </table:table-cell>
          <table:table-cell table:style-name="ce8" office:value-type="string" calcext:value-type="string">
            <text:p>Get catalog item id.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R#</text:p>
          </table:table-cell>
          <table:table-cell table:style-name="ce2" office:value-type="string" calcext:value-type="string">
            <text:p>name,type,RA,Dec#</text:p>
          </table:table-cell>
          <table:table-cell table:style-name="ce8" office:value-type="string" office:string-value="Read catalog item info. (also moves forward) " calcext:value-type="string">
            <text:p><text:span text:style-name="T1">Read catalog item info. </text:span>(also moves forward) </text:p>
          </table:table-cell>
          <table:table-cell table:style-name="ce8"/>
          <table:table-cell table:style-name="ce10"/>
        </table:table-row>
        <table:table-row table:style-name="ro8"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Wssss,ttt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Write catalog item info.</text:p>
          </table:table-cell>
          <table:table-cell table:style-name="ce8" office:value-type="string" calcext:value-type="string">
            <text:p>ssss=name, </text:p>
            <text:p>ttt=type code: UNK,</text:p>
            <text:p>OC,</text:p>
            <text:p>GC,</text:p>
            <text:p>PN,</text:p>
            <text:p>DN,</text:p>
            <text:p>SG,</text:p>
            <text:p>EG,</text:p>
            <text:p>IG,</text:p>
            <text:p>KNT,</text:p>
            <text:p>SNR,</text:p>
            <text:p>GAL,</text:p>
            <text:p>CN,</text:p>
            <text:p>STR,</text:p>
            <text:p>PLA,</text:p>
            <text:p>CMT,</text:p>
            <text:p>AST</text:p>
          </table:table-cell>
          <table:table-cell table:style-name="ce1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D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Clear current record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L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Clear current cataLog <text:tab/></text:p>
          </table:table-cell>
          <table:table-cell table:style-name="ce8"/>
          <table:table-cell table:style-name="ce10"/>
        </table:table-row>
        <table:table-row table:style-name="ro9"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brary</text:p>
          </table:table-cell>
          <table:table-cell table:style-name="ce4" office:value-type="string" calcext:value-type="string">
            <text:p>:L!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Clear all catalogs <text:tab/></text:p>
          </table:table-cell>
          <table:table-cell table:style-name="ce8" office:value-type="string" office:string-value="The LI#and LW#commands also set/get target coordinates (as with :Gr#, :Sr#, :Gd#, :Sd#) Library record storage is in EEPROM.&#10;A catalog name record is like any other except the name must start with a '$'.&#10;A special search can then be done with the :L$#command to move to that record.&#10;It's up to the user to not waste EEPROM with more than one name record per catalog.&#10;When the default PEC table size of 824 bytes is used, the first 1024 bytes are devoted to settings.&#10;The remaining EEPROM is used for catalog records.&#10;Each record is 16 bytes.&#10;It's often best to divide up large Libraries into several smaller catalogs due to serial interface speed limitations.  " calcext:value-type="string">
            <text:p>The LI#and LW#commands also set/get target coordinates (as with :Gr#, :Sr#, :Gd#, :Sd#) Library record storage is in EEPROM.</text:p>
            <text:p>A catalog name record is like any other except the name must start with a '$'.</text:p>
            <text:p>A special search can then be done with the :L$#command to move to that record.</text:p>
            <text:p>It's up to the user to not waste EEPROM with more than one name record per catalog.</text:p>
            <text:p>When the default PEC table size of 824 bytes is used, the first 1024 bytes are devoted to settings.</text:p>
            <text:p>The remaining EEPROM is used for catalog records.</text:p>
            <text:p>Each record is 16 bytes.</text:p>
            <text:p>It's often best to divide up large Libraries into several smaller catalogs due to serial interface speed limitations.  </text:p>
          </table:table-cell>
          <table:table-cell table:style-name="ce10"/>
        </table:table-row>
        <table:table-row table:style-name="ro7"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$BRnn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RA (Azm) backlash amount (in ArcSec)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$BDnn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Dec (Alt) backlash amount (in ArcSec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$QZ+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Turn PEC on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$QZ-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Turn PEC off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$QZZ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Clear PEC data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$QZ/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tart recording PEC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$QZ!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ave PEC data/settings to EEPROM <text:tab/></text:p>
          </table:table-cell>
          <table:table-cell table:style-name="ce8"/>
          <table:table-cell table:style-name="ce10"/>
        </table:table-row>
        <table:table-row table:style-name="ro10"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$QZ?#</text:p>
          </table:table-cell>
          <table:table-cell table:style-name="ce2" office:value-type="string" calcext:value-type="string">
            <text:p>s#</text:p>
          </table:table-cell>
          <table:table-cell table:style-name="ce8" office:value-type="string" calcext:value-type="string">
            <text:p>Get PEC status returns: I-Ignore PEC, P-Playing PEC, p-Getting ready to play PEC, R-Record PEC, r-Getting ready to record PEC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VRnnnn#</text:p>
          </table:table-cell>
          <table:table-cell table:style-name="ce2" office:value-type="string" calcext:value-type="string">
            <text:p>sddd#</text:p>
          </table:table-cell>
          <table:table-cell table:style-name="ce8" office:value-type="string" calcext:value-type="string">
            <text:p>Readout PEC data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VR#</text:p>
          </table:table-cell>
          <table:table-cell table:style-name="ce2" office:value-type="string" calcext:value-type="string">
            <text:p>sddd,ddd#</text:p>
          </table:table-cell>
          <table:table-cell table:style-name="ce8" office:value-type="string" calcext:value-type="string">
            <text:p>Readout PEC data at current index (while playing/recording), also returns index <text:s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ti-backlash</text:p>
          </table:table-cell>
          <table:table-cell table:style-name="ce4" office:value-type="string" calcext:value-type="string">
            <text:p>:WRnnnn,sddd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Write PEC data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ignment</text:p>
          </table:table-cell>
          <table:table-cell table:style-name="ce4" office:value-type="string" calcext:value-type="string">
            <text:p>:AW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Align, write model to EEPROM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ignment</text:p>
          </table:table-cell>
          <table:table-cell table:style-name="ce4" office:value-type="string" calcext:value-type="string">
            <text:p>:A+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Align, accept*4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k / Unpark</text:p>
          </table:table-cell>
          <table:table-cell table:style-name="ce4" office:value-type="string" calcext:value-type="string">
            <text:p>:hQ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park position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k / Unpark</text:p>
          </table:table-cell>
          <table:table-cell table:style-name="ce4" office:value-type="string" calcext:value-type="string">
            <text:p>:hP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Move to park position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k / Unpark</text:p>
          </table:table-cell>
          <table:table-cell table:style-name="ce4" office:value-type="string" calcext:value-type="string">
            <text:p>:hR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Restore parked telescope to operation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me</text:p>
          </table:table-cell>
          <table:table-cell table:style-name="ce4" office:value-type="string" calcext:value-type="string">
            <text:p>:hF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home (CWD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me</text:p>
          </table:table-cell>
          <table:table-cell table:style-name="ce4" office:value-type="string" calcext:value-type="string">
            <text:p>:hC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to home (CWD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A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Focuser1 Active?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A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Focuser2 Active?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A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lect primary focuser n = 1 or 2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a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Get primary focuser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T#</text:p>
          </table:table-cell>
          <table:table-cell table:style-name="ce2" office:value-type="string" calcext:value-type="string">
            <text:p>M#or S#</text:p>
          </table:table-cell>
          <table:table-cell table:style-name="ce8" office:value-type="string" calcext:value-type="string">
            <text:p>Get status M#= moving, S#= stopped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I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Get mode 0 = absolute 1 = pseudo <text:s/>absolut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I#</text:p>
          </table:table-cell>
          <table:table-cell table:style-name="ce2" office:value-type="string" calcext:value-type="string">
            <text:p>n#</text:p>
          </table:table-cell>
          <table:table-cell table:style-name="ce8" office:value-type="string" calcext:value-type="string">
            <text:p>Get full in position (in microns or steps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M#</text:p>
          </table:table-cell>
          <table:table-cell table:style-name="ce2" office:value-type="string" calcext:value-type="string">
            <text:p>n#</text:p>
          </table:table-cell>
          <table:table-cell table:style-name="ce8" office:value-type="string" calcext:value-type="string">
            <text:p>Get max position (in microns or steps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e#</text:p>
          </table:table-cell>
          <table:table-cell table:style-name="ce2" office:value-type="string" calcext:value-type="string">
            <text:p>n#</text:p>
          </table:table-cell>
          <table:table-cell table:style-name="ce8" office:value-type="string" calcext:value-type="string">
            <text:p>Get focuser temperature differential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t#</text:p>
          </table:table-cell>
          <table:table-cell table:style-name="ce2" office:value-type="string" calcext:value-type="string">
            <text:p>n#</text:p>
          </table:table-cell>
          <table:table-cell table:style-name="ce8" office:value-type="string" calcext:value-type="string">
            <text:p>Get focuser temperatur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u#</text:p>
          </table:table-cell>
          <table:table-cell table:style-name="ce2" office:value-type="string" calcext:value-type="string">
            <text:p>n.n#</text:p>
          </table:table-cell>
          <table:table-cell table:style-name="ce8" office:value-type="string" calcext:value-type="string">
            <text:p>Get focuser microns per step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B#</text:p>
          </table:table-cell>
          <table:table-cell table:style-name="ce2" office:value-type="string" calcext:value-type="string">
            <text:p>n#</text:p>
          </table:table-cell>
          <table:table-cell table:style-name="ce8" office:value-type="string" calcext:value-type="string">
            <text:p>Get focuser backlash amount (in microns or steps)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B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focuser backlash amount (in microns or steps)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C#</text:p>
          </table:table-cell>
          <table:table-cell table:style-name="ce2" office:value-type="string" calcext:value-type="string">
            <text:p>n.n#</text:p>
          </table:table-cell>
          <table:table-cell table:style-name="ce8" office:value-type="string" calcext:value-type="string">
            <text:p>Get focuser temperature compensation coefficient <text:tab/>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Csn.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focuser temperature compensation coefficient <text:s text:c="3"/>in um per deg. C (+ moves out as temperature falls) <text:s text:c="2"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c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Get focuser temperature compensation coefficient enable status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c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Enable/disable focuser temperature compensation [n] = 0 or 1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D#</text:p>
          </table:table-cell>
          <table:table-cell table:style-name="ce2" office:value-type="string" calcext:value-type="string">
            <text:p>n#</text:p>
          </table:table-cell>
          <table:table-cell table:style-name="ce8" office:value-type="string" calcext:value-type="string">
            <text:p>Get focuser temperature compensation deadband amount <text:s text:c="3"/>(in microns or steps) <text:s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D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focuser temperature compensation deadband amount <text:s text:c="3"/>(in microns or steps) <text:s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P#</text:p>
          </table:table-cell>
          <table:table-cell table:style-name="ce2" office:value-type="string" calcext:value-type="string">
            <text:p>n#</text:p>
          </table:table-cell>
          <table:table-cell table:style-name="ce8" office:value-type="string" calcext:value-type="string">
            <text:p>Get focuser DC Motor Power Level (in %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P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focuser DC Motor Power Level (in %)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Q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tops the focuser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F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focuser for fast motion (1mm/s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S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focuser for slow motion (0.01mm/s) <text:tab/>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n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focuser move rate <text:s text:c="3"/>( n=1 for finest, n=2 for 0.01mm/sec, n=3 for 0.1mm/sec, n=4 for 1mm/sec) 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+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focuser in (toward objective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-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Move focuser out (away from objective)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G#</text:p>
          </table:table-cell>
          <table:table-cell table:style-name="ce2" office:value-type="string" calcext:value-type="string">
            <text:p>n#</text:p>
          </table:table-cell>
          <table:table-cell table:style-name="ce8" office:value-type="string" calcext:value-type="string">
            <text:p>Get focuser current position (in microns or steps)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Rsn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focuser target position relative (in microns or steps) <text:tab/></text:p>
          </table:table-cell>
          <table:table-cell table:style-name="ce8"/>
          <table:table-cell table:style-name="ce10"/>
        </table:table-row>
        <table:table-row table:style-name="ro7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S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focuser target position (in microns or steps)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Z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focuser position as zero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H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focuser position as half-travel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cus</text:p>
          </table:table-cell>
          <table:table-cell table:style-name="ce4" office:value-type="string" calcext:value-type="string">
            <text:p>:Fh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Set focuser target position at half-travel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ticle/Accessory</text:p>
          </table:table-cell>
          <table:table-cell table:style-name="ce4" office:value-type="string" calcext:value-type="string">
            <text:p>:B+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Increase reticule Brightness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ticle/Accessory</text:p>
          </table:table-cell>
          <table:table-cell table:style-name="ce4" office:value-type="string" calcext:value-type="string">
            <text:p>:B-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Decrease reticule Brightness <text:tab/>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4" office:value-type="string" calcext:value-type="string">
            <text:p>:SBn#</text:p>
          </table:table-cell>
          <table:table-cell table:style-name="ce2" office:value-type="string" calcext:value-type="string">
            <text:p>0 or 1</text:p>
          </table:table-cell>
          <table:table-cell table:style-name="ce8" office:value-type="string" calcext:value-type="string">
            <text:p>Set baud rate: 1=56.7K, 2=38.4K, 3=28.8K, 4=19.2K, 5=14.4K, 6=9600, 7=4800, 8=2400, 9=1200 <text:tab/>:SBn#<text:tab/>Reply: 0 or 1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4" office:value-type="string" calcext:value-type="string">
            <text:p>:U#</text:p>
          </table:table-cell>
          <table:table-cell table:style-name="ce2" office:value-type="string" calcext:value-type="string">
            <text:p>[none]</text:p>
          </table:table-cell>
          <table:table-cell table:style-name="ce8" office:value-type="string" calcext:value-type="string">
            <text:p>Precision toggl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4" office:value-type="string" calcext:value-type="string">
            <text:p>:GVD#</text:p>
          </table:table-cell>
          <table:table-cell table:style-name="ce2" office:value-type="string" calcext:value-type="string">
            <text:p>MM DD YY#</text:p>
          </table:table-cell>
          <table:table-cell table:style-name="ce8" office:value-type="string" calcext:value-type="string">
            <text:p>Get firmware dat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4" office:value-type="string" calcext:value-type="string">
            <text:p>:GVT#</text:p>
          </table:table-cell>
          <table:table-cell table:style-name="ce2" office:value-type="string" calcext:value-type="string">
            <text:p>HH:MM:SS#</text:p>
          </table:table-cell>
          <table:table-cell table:style-name="ce8" office:value-type="string" calcext:value-type="string">
            <text:p>Get firmware time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4" office:value-type="string" calcext:value-type="string">
            <text:p>:GVN#</text:p>
          </table:table-cell>
          <table:table-cell table:style-name="ce2" office:value-type="string" calcext:value-type="string">
            <text:p>3.16o#</text:p>
          </table:table-cell>
          <table:table-cell table:style-name="ce8" office:value-type="string" calcext:value-type="string">
            <text:p>Get firmware number <text:tab/></text:p>
          </table:table-cell>
          <table:table-cell table:style-name="ce8"/>
          <table:table-cell table:style-name="ce1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4" office:value-type="string" calcext:value-type="string">
            <text:p>:GVP#</text:p>
          </table:table-cell>
          <table:table-cell table:style-name="ce2" office:value-type="string" calcext:value-type="string">
            <text:p>On-Step#</text:p>
          </table:table-cell>
          <table:table-cell table:style-name="ce8" office:value-type="string" calcext:value-type="string">
            <text:p>Get firmware name <text:tab/></text:p>
          </table:table-cell>
          <table:table-cell table:style-name="ce8"/>
          <table:table-cell table:style-name="ce10"/>
        </table:table-row>
        <table:table-row table:style-name="ro1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c</text:p>
          </table:table-cell>
          <table:table-cell table:style-name="ce4" office:value-type="string" calcext:value-type="string">
            <text:p>:GU#</text:p>
          </table:table-cell>
          <table:table-cell table:style-name="ce2" office:value-type="string" calcext:value-type="string">
            <text:p>sss#</text:p>
          </table:table-cell>
          <table:table-cell table:style-name="ce8" office:value-type="string" calcext:value-type="string">
            <text:p>Get Status</text:p>
          </table:table-cell>
          <table:table-cell table:style-name="ce8" office:value-type="string" calcext:value-type="string">
            <text:p>N Not slewing, </text:p>
            <text:p>H At Home position, </text:p>
            <text:p>P Parked, </text:p>
            <text:p>p Not parked, </text:p>
            <text:p>F Park Failed, </text:p>
            <text:p>I park In progress, </text:p>
            <text:p>RPEC Recorded</text:p>
          </table:table-cell>
          <table:table-cell table:style-name="ce1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:%BD#</text:p>
          </table:table-cell>
          <table:table-cell table:style-name="Default"/>
          <table:table-cell table:style-name="Default" office:value-type="string" calcext:value-type="string">
            <text:p>Return: n#</text:p>
          </table:table-cell>
          <table:table-cell table:style-name="Default" office:value-type="string" calcext:value-type="string">
            <text:p><text:s/>Get Dec/Alt Antibacklash value in arc-seconds </text:p>
          </table:table-cell>
          <table:table-cell table:style-name="ce1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:%BR#</text:p>
          </table:table-cell>
          <table:table-cell table:style-name="Default"/>
          <table:table-cell table:style-name="Default" office:value-type="string" calcext:value-type="string">
            <text:p>Return: n#</text:p>
          </table:table-cell>
          <table:table-cell table:style-name="Default" office:value-type="string" calcext:value-type="string">
            <text:p><text:s/>Get RA/Azm Antibacklash value in arc-seconds </text:p>
          </table:table-cell>
          <table:table-cell table:style-name="ce1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:$BDn#</text:p>
          </table:table-cell>
          <table:table-cell table:style-name="Default" table:number-columns-repeated="2"/>
          <table:table-cell table:style-name="Default" office:value-type="string" calcext:value-type="string">
            <text:p><text:s text:c="2"/>Set Dec/Alt backlash in arc-seconds</text:p>
          </table:table-cell>
          <table:table-cell table:style-name="ce1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:$BRn#</text:p>
          </table:table-cell>
          <table:table-cell table:style-name="Default" table:number-columns-repeated="2"/>
          <table:table-cell table:style-name="Default" office:value-type="string" calcext:value-type="string">
            <text:p><text:s text:c="2"/>Set RA/Azm backlash in arc-seconds</text:p>
          </table:table-cell>
          <table:table-cell table:style-name="ce1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:A?#</text:p>
          </table:table-cell>
          <table:table-cell table:style-name="Default"/>
          <table:table-cell table:style-name="Default" office:value-type="string" calcext:value-type="string">
            <text:p>Return: mno#</text:p>
          </table:table-cell>
          <table:table-cell table:style-name="Default" office:value-type="string" calcext:value-type="string">
            <text:p><text:s text:c="2"/>Align status </text:p>
          </table:table-cell>
          <table:table-cell table:style-name="ce1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:An#</text:p>
          </table:table-cell>
          <table:table-cell table:style-name="Default"/>
          <table:table-cell table:style-name="Default" office:value-type="string" calcext:value-type="string">
            <text:p>Align n (0 .. 9) stars</text:p>
          </table:table-cell>
          <table:table-cell table:style-name="Default" office:value-type="string" calcext:value-type="string">
            <text:p><text:s text:c="2"/>Start Telescope Manual Alignment Sequence</text:p>
          </table:table-cell>
          <table:table-cell table:style-name="ce1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ce2"/>
          <table:table-cell table:style-name="ce8" table:number-columns-repeated="2"/>
          <table:table-cell table:style-name="ce1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ce2"/>
          <table:table-cell table:style-name="ce8" table:number-columns-repeated="2"/>
          <table:table-cell table:style-name="ce1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Align Write to EEPROM</text:p>
          </table:table-cell>
          <table:table-cell table:style-name="ce1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Decrease Reticule Brightness</text:p>
          </table:table-cell>
          <table:table-cell table:style-name="ce1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Increase reticule Brightness</text:p>
          </table:table-cell>
          <table:table-cell table:style-name="ce10"/>
        </table:table-row>
        <table:table-row table:style-name="ro7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"N/A#" on success, "En#" on failure where n is the error code per the :MS</text:p>
          </table:table-cell>
          <table:table-cell office:value-type="string" calcext:value-type="string">
            <text:p><text:s text:c="2"/>Synchonize the telescope with the current database object (as above) </text:p>
          </table:table-cell>
          <table:table-cell table:style-name="ce10"/>
        </table:table-row>
        <table:table-row table:style-name="ro7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ynchonize the telescope with the current right ascension and declination coordinates</text:p>
          </table:table-cell>
          <table:table-cell table:style-name="ce10"/>
        </table:table-row>
        <table:table-row table:style-name="ro7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D#</text:p>
          </table:table-cell>
          <table:table-cell/>
          <table:table-cell office:value-type="string" calcext:value-type="string">
            <text:p>Return: "\0x7f#" if the mount is moving, otherwise "#".</text:p>
          </table:table-cell>
          <table:table-cell office:value-type="string" calcext:value-type="string">
            <text:p><text:s text:c="2"/></text:p>
          </table:table-cell>
          <table:table-cell table:style-name="ce1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ECs#</text:p>
          </table:table-cell>
          <table:table-cell table:number-columns-repeated="2"/>
          <table:table-cell office:value-type="string" calcext:value-type="string">
            <text:p><text:s text:c="2"/>Echo string [c] on DebugSer.</text:p>
          </table:table-cell>
          <table:table-cell table:style-name="ce10"/>
        </table:table-row>
        <table:table-row table:style-name="ro7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ENVRESET#</text:p>
          </table:table-cell>
          <table:table-cell table:number-columns-repeated="2"/>
          <table:table-cell office:value-type="string" calcext:value-type="string">
            <text:p><text:s text:c="2"/>Wipe flash.OnStep must be at home and tracking turned off for this command to work.</text:p>
          </table:table-cell>
          <table:table-cell table:style-name="ce1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ESPFLASH#</text:p>
          </table:table-cell>
          <table:table-cell table:number-columns-repeated="2"/>
          <table:table-cell office:value-type="string" calcext:value-type="string">
            <text:p><text:s text:c="2"/>ESP8266 device flash mode.OnStep must be at home and tracking turned off for this command to work.</text:p>
          </table:table-cell>
          <table:table-cell table:style-name="ce1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Move focuser out (away from objective)</text:p>
          </table:table-cell>
          <table:table-cell table:style-name="ce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focuser move rate, where n = 1 for finest, 2 for 0.01mm/second, 3 for 0.1mm/second, 4 for 1mm/second</text:p>
          </table:table-cell>
          <table:table-cell table:style-name="ce1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Move focuser in (toward objective)</text:p>
          </table:table-cell>
          <table:table-cell table:style-name="ce1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Select primary focuser where [n] = 1 or 2</text:p>
          </table:table-cell>
          <table:table-cell table:style-name="ce1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Active?</text:p>
          </table:table-cell>
          <table:table-cell table:style-name="ce1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Active?</text:p>
          </table:table-cell>
          <table:table-cell table:style-name="ce1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Get primary focuser</text:p>
          </table:table-cell>
          <table:table-cell table:style-name="ce10"/>
        </table:table-row>
        <table:table-row table:style-name="ro7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Set focuser backlash amount (in steps or microns)</text:p>
          </table:table-cell>
          <table:table-cell table:style-name="ce10"/>
        </table:table-row>
        <table:table-row table:style-name="ro7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Get focuser backlash amount (in steps or microns) </text:p>
          </table:table-cell>
          <table:table-cell table:style-name="ce10"/>
        </table:table-row>
        <table:table-row table:style-name="ro7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Enable/disable focuser temperature compensation where [n] = 0 or 1</text:p>
          </table:table-cell>
          <table:table-cell table:style-name="ce1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focuser temperature compensation coefficient in um per deg. C (+ moves out as temperature falls)</text:p>
          </table:table-cell>
          <table:table-cell table:style-name="ce10"/>
        </table:table-row>
        <table:table-row table:style-name="ro7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n.n#</text:p>
          </table:table-cell>
          <table:table-cell office:value-type="string" calcext:value-type="string">
            <text:p><text:s text:c="2"/>Get focuser temperature compensation coefficient </text:p>
          </table:table-cell>
          <table:table-cell table:style-name="ce10"/>
        </table:table-row>
        <table:table-row table:style-name="ro7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Get focuser temperature compensation enable status</text:p>
          </table:table-cell>
          <table:table-cell table:style-name="ce10"/>
        </table:table-row>
        <table:table-row table:style-name="ro7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Set focuser temperature compensation deadband amount (in steps or microns)</text:p>
          </table:table-cell>
          <table:table-cell table:style-name="ce10"/>
        </table:table-row>
        <table:table-row table:style-name="ro7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Get focuser temperature compensation deadband amount (in steps or microns) </text:p>
          </table:table-cell>
          <table:table-cell table:style-name="ce1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n#temperature in deg. C</text:p>
          </table:table-cell>
          <table:table-cell office:value-type="string" calcext:value-type="string">
            <text:p><text:s text:c="2"/>Get focuser temperature differential </text:p>
          </table:table-cell>
          <table:table-cell table:style-name="ce1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focuser for fast motion (1mm/s)</text:p>
          </table:table-cell>
          <table:table-cell table:style-name="ce10"/>
        </table:table-row>
        <table:table-row table:style-name="ro7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n#</text:p>
          </table:table-cell>
          <table:table-cell office:value-type="string" calcext:value-type="string">
            <text:p><text:s text:c="2"/>Get focuser current position (in microns or steps) </text:p>
          </table:table-cell>
          <table:table-cell table:style-name="ce1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focuser position as half-travel</text:p>
          </table:table-cell>
          <table:table-cell table:style-name="ce1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focuser target position at half-travel</text:p>
          </table:table-cell>
          <table:table-cell table:style-name="ce1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Get full in position (in microns or steps) </text:p>
          </table:table-cell>
          <table:table-cell table:style-name="ce1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Get max position (in microns or steps) </text:p>
          </table:table-cell>
          <table:table-cell table:style-name="ce1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Set focuser DC Motor Power Level (in %)</text:p>
          </table:table-cell>
          <table:table-cell table:style-name="ce1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Fp#</text:p>
          </table:table-cell>
          <table:table-cell table:number-columns-repeated="2"/>
          <table:table-cell office:value-type="string" calcext:value-type="string">
            <text:p><text:s text:c="2"/>Get mode</text:p>
          </table:table-cell>
          <table:table-cell table:style-name="ce1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FP#</text:p>
          </table:table-cell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Get focuser DC Motor Power Level (in %) </text:p>
          </table:table-cell>
          <table:table-cell table:style-name="ce1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top the focuser</text:p>
          </table:table-cell>
          <table:table-cell table:style-name="ce10"/>
        </table:table-row>
        <table:table-row table:style-name="ro7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focuser target position relative (in microns or steps)</text:p>
          </table:table-cell>
          <table:table-cell table:style-name="ce1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FSn#</text:p>
          </table:table-cell>
          <table:table-cell table:number-columns-repeated="2"/>
          <table:table-cell office:value-type="string" calcext:value-type="string">
            <text:p><text:s/>Set focuser target position (in microns or steps)</text:p>
          </table:table-cell>
          <table:table-cell table:style-name="ce1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focuser for slow motion (0.01mm/s)</text:p>
          </table:table-cell>
          <table:table-cell table:style-name="ce1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M#(for moving) or S#(for stopped)</text:p>
          </table:table-cell>
          <table:table-cell office:value-type="string" calcext:value-type="string">
            <text:p><text:s text:c="2"/>Get status </text:p>
          </table:table-cell>
          <table:table-cell table:style-name="ce1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n#temperature in deg. C</text:p>
          </table:table-cell>
          <table:table-cell office:value-type="string" calcext:value-type="string">
            <text:p><text:s text:c="2"/>Get focuser temperature </text:p>
          </table:table-cell>
          <table:table-cell table:style-name="ce1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n.n#</text:p>
          </table:table-cell>
          <table:table-cell office:value-type="string" calcext:value-type="string">
            <text:p><text:s text:c="2"/>Get focuser microns per step </text:p>
          </table:table-cell>
          <table:table-cell table:style-name="ce1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focuser position as zero</text:p>
          </table:table-cell>
          <table:table-cell table:style-name="ce10"/>
        </table:table-row>
        <table:table-row table:style-name="ro7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DD*MM#or sDD*MM'SS#(based on precision setting)</text:p>
          </table:table-cell>
          <table:table-cell office:value-type="string" calcext:value-type="string">
            <text:p><text:s text:c="2"/>Get Telescope Altitude </text:p>
          </table:table-cell>
          <table:table-cell table:style-name="ce1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B#</text:p>
          </table:table-cell>
          <table:table-cell table:number-columns-repeated="2"/>
          <table:table-cell office:value-type="string" calcext:value-type="string">
            <text:p><text:s text:c="2"/>Get Fastest Recommended Baud rate</text:p>
          </table:table-cell>
          <table:table-cell table:style-name="ce1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c#</text:p>
          </table:table-cell>
          <table:table-cell/>
          <table:table-cell office:value-type="string" calcext:value-type="string">
            <text:p>Return: 24#</text:p>
          </table:table-cell>
          <table:table-cell office:value-type="string" calcext:value-type="string">
            <text:p><text:s text:c="2"/>Get the current local time format </text:p>
          </table:table-cell>
          <table:table-cell table:style-name="ce10"/>
        </table:table-row>
        <table:table-row table:style-name="ro7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DD*MM#or sDD*MM:SS#(based on precision setting)</text:p>
          </table:table-cell>
          <table:table-cell office:value-type="string" calcext:value-type="string">
            <text:p><text:s text:c="2"/>Get Telescope Declination </text:p>
          </table:table-cell>
          <table:table-cell table:style-name="ce10"/>
        </table:table-row>
        <table:table-row table:style-name="ro7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DD*MM#or sDD*MM:SS#(based on precision setting)</text:p>
          </table:table-cell>
          <table:table-cell office:value-type="string" calcext:value-type="string">
            <text:p><text:s text:c="2"/>Get Currently Selected Target Declination </text:p>
          </table:table-cell>
          <table:table-cell table:style-name="ce1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DH#</text:p>
          </table:table-cell>
          <table:table-cell/>
          <table:table-cell office:value-type="string" calcext:value-type="string">
            <text:p>Return: sDD*MM:SS.SSSS#(high precision)</text:p>
          </table:table-cell>
          <table:table-cell office:value-type="string" calcext:value-type="string">
            <text:p><text:s/>Get Telescope Declination </text:p>
          </table:table-cell>
          <table:table-cell table:style-name="ce1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dH#</text:p>
          </table:table-cell>
          <table:table-cell/>
          <table:table-cell office:value-type="string" calcext:value-type="string">
            <text:p>Return: sDD*MM:SS.SSS#(high precision)</text:p>
          </table:table-cell>
          <table:table-cell office:value-type="string" calcext:value-type="string">
            <text:p><text:s/>Get Currently Selected Target Declination </text:p>
          </table:table-cell>
          <table:table-cell table:style-name="ce1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E#</text:p>
          </table:table-cell>
          <table:table-cell/>
          <table:table-cell office:value-type="string" calcext:value-type="string">
            <text:p>Return: CC#</text:p>
          </table:table-cell>
          <table:table-cell office:value-type="string" calcext:value-type="string">
            <text:p><text:s text:c="2"/>Get last command error numeric code </text:p>
          </table:table-cell>
          <table:table-cell table:style-name="ce10"/>
        </table:table-row>
        <table:table-row table:style-name="ro7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HH#</text:p>
          </table:table-cell>
          <table:table-cell office:value-type="string" calcext:value-type="string">
            <text:p><text:s text:c="2"/>Get UTC offset time, the number of decimal hours to add to local time to convert to UTC </text:p>
          </table:table-cell>
          <table:table-cell table:style-name="ce1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DDD*MM#</text:p>
          </table:table-cell>
          <table:table-cell office:value-type="string" calcext:value-type="string">
            <text:p><text:s text:c="2"/>Get Current Site Longitude, east is negative </text:p>
          </table:table-cell>
          <table:table-cell table:style-name="ce1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gH#</text:p>
          </table:table-cell>
          <table:table-cell/>
          <table:table-cell office:value-type="string" calcext:value-type="string">
            <text:p>Return: sDD*MM:SS.SSS#(high precision)</text:p>
          </table:table-cell>
          <table:table-cell office:value-type="string" calcext:value-type="string">
            <text:p><text:s/>Get current site Longitude </text:p>
          </table:table-cell>
          <table:table-cell table:style-name="ce10"/>
        </table:table-row>
        <table:table-row table:style-name="ro7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h#</text:p>
          </table:table-cell>
          <table:table-cell/>
          <table:table-cell office:value-type="string" calcext:value-type="string">
            <text:p>Return: sDD*#</text:p>
          </table:table-cell>
          <table:table-cell office:value-type="string" calcext:value-type="string">
            <text:p><text:s text:c="2"/>Get Horizon Limit, the minimum elevation of the mount relative to the horizon </text:p>
          </table:table-cell>
          <table:table-cell table:style-name="ce1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LH#</text:p>
          </table:table-cell>
          <table:table-cell/>
          <table:table-cell office:value-type="string" calcext:value-type="string">
            <text:p>Return: HH:MM:SS.SSSS#(high precision)</text:p>
          </table:table-cell>
          <table:table-cell office:value-type="string" calcext:value-type="string">
            <text:p><text:s/>Get Local Time in 24 hour format </text:p>
          </table:table-cell>
          <table:table-cell table:style-name="ce1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Get site 1 name</text:p>
          </table:table-cell>
          <table:table-cell table:style-name="ce1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E#, W#, N#(none/parked)</text:p>
          </table:table-cell>
          <table:table-cell office:value-type="string" calcext:value-type="string">
            <text:p><text:s text:c="2"/>Gets the meridian pier-side </text:p>
          </table:table-cell>
          <table:table-cell table:style-name="ce1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Get site 2 name</text:p>
          </table:table-cell>
          <table:table-cell table:style-name="ce1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Get site 3 name</text:p>
          </table:table-cell>
          <table:table-cell table:style-name="ce1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o#</text:p>
          </table:table-cell>
          <table:table-cell/>
          <table:table-cell office:value-type="string" calcext:value-type="string">
            <text:p>Return: DD*#</text:p>
          </table:table-cell>
          <table:table-cell office:value-type="string" calcext:value-type="string">
            <text:p><text:s text:c="2"/>Get Overhead Limit </text:p>
          </table:table-cell>
          <table:table-cell table:style-name="ce1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</text:p>
          </table:table-cell>
          <table:table-cell office:value-type="string" calcext:value-type="string">
            <text:p><text:s text:c="2"/>Get site 4 name </text:p>
          </table:table-cell>
          <table:table-cell table:style-name="ce10"/>
        </table:table-row>
        <table:table-row table:style-name="ro7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HH:MM.T#or HH:MM:SS#(based on precision setting)</text:p>
          </table:table-cell>
          <table:table-cell office:value-type="string" calcext:value-type="string">
            <text:p><text:s text:c="2"/>Get Telescope RA </text:p>
          </table:table-cell>
          <table:table-cell table:style-name="ce10"/>
        </table:table-row>
        <table:table-row table:style-name="ro7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r#</text:p>
          </table:table-cell>
          <table:table-cell/>
          <table:table-cell office:value-type="string" calcext:value-type="string">
            <text:p>Return: HH:MM.T#or HH:MM:SS (based on precision setting)</text:p>
          </table:table-cell>
          <table:table-cell office:value-type="string" calcext:value-type="string">
            <text:p><text:s text:c="2"/>Get current/target object RA </text:p>
          </table:table-cell>
          <table:table-cell table:style-name="ce1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RH#</text:p>
          </table:table-cell>
          <table:table-cell/>
          <table:table-cell office:value-type="string" calcext:value-type="string">
            <text:p>Return: HH:MM:SS.SSSS#</text:p>
          </table:table-cell>
          <table:table-cell office:value-type="string" calcext:value-type="string">
            <text:p><text:s/>Get Telescope RA High Precision </text:p>
          </table:table-cell>
          <table:table-cell table:style-name="ce1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rH#</text:p>
          </table:table-cell>
          <table:table-cell/>
          <table:table-cell office:value-type="string" calcext:value-type="string">
            <text:p>Return: HH:MM:SS.SSSS#(high precision)</text:p>
          </table:table-cell>
          <table:table-cell office:value-type="string" calcext:value-type="string">
            <text:p><text:s/>Get Telescope RA </text:p>
          </table:table-cell>
          <table:table-cell table:style-name="ce10"/>
        </table:table-row>
        <table:table-row table:style-name="ro7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HH:MM:SS#</text:p>
          </table:table-cell>
          <table:table-cell office:value-type="string" calcext:value-type="string">
            <text:p><text:s text:c="2"/>Get the Sidereal Time as sexagesimal value in 24 hour format </text:p>
          </table:table-cell>
          <table:table-cell table:style-name="ce10"/>
        </table:table-row>
        <table:table-row table:style-name="ro7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Sa#</text:p>
          </table:table-cell>
          <table:table-cell/>
          <table:table-cell office:value-type="string" calcext:value-type="string">
            <text:p>Return HH:MM:SS.ss#</text:p>
          </table:table-cell>
          <table:table-cell office:value-type="string" calcext:value-type="string">
            <text:p><text:s/>Get the Sidereal Time as sexagesimal value in 24 hour format, with high precision </text:p>
          </table:table-cell>
          <table:table-cell table:style-name="ce10"/>
        </table:table-row>
        <table:table-row table:style-name="ro7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n.n#(OnStep returns more decimal places than LX200 standard)</text:p>
          </table:table-cell>
          <table:table-cell office:value-type="string" calcext:value-type="string">
            <text:p><text:s text:c="2"/>Get tracking rate, 0.0 unless TrackingSidereal </text:p>
          </table:table-cell>
          <table:table-cell table:style-name="ce10"/>
        </table:table-row>
        <table:table-row table:style-name="ro7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DD*MM#</text:p>
          </table:table-cell>
          <table:table-cell office:value-type="string" calcext:value-type="string">
            <text:p><text:s text:c="2"/>Get current site Latitude, positive for North latitudes </text:p>
          </table:table-cell>
          <table:table-cell table:style-name="ce10"/>
        </table:table-row>
        <table:table-row table:style-name="ro7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tH#</text:p>
          </table:table-cell>
          <table:table-cell/>
          <table:table-cell office:value-type="string" calcext:value-type="string">
            <text:p>Return: sDD*MM:SS.SSS#(high precision)</text:p>
          </table:table-cell>
          <table:table-cell office:value-type="string" calcext:value-type="string">
            <text:p><text:s/>Get current site Latitude, positive for North latitudes </text:p>
          </table:table-cell>
          <table:table-cell table:style-name="ce1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#</text:p>
          </table:table-cell>
          <table:table-cell office:value-type="string" calcext:value-type="string">
            <text:p><text:s text:c="2"/>Get telescope Status </text:p>
          </table:table-cell>
          <table:table-cell table:style-name="ce1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u#</text:p>
          </table:table-cell>
          <table:table-cell/>
          <table:table-cell office:value-type="string" calcext:value-type="string">
            <text:p>Return: s#</text:p>
          </table:table-cell>
          <table:table-cell office:value-type="string" calcext:value-type="string">
            <text:p><text:s text:c="2"/>Get bit packed telescope status </text:p>
          </table:table-cell>
          <table:table-cell table:style-name="ce1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MTH DD YYYY#</text:p>
          </table:table-cell>
          <table:table-cell office:value-type="string" calcext:value-type="string">
            <text:p><text:s/>Get Telescope Firmware Date </text:p>
          </table:table-cell>
          <table:table-cell table:style-name="ce10"/>
        </table:table-row>
        <table:table-row table:style-name="ro7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VM#</text:p>
          </table:table-cell>
          <table:table-cell/>
          <table:table-cell office:value-type="string" calcext:value-type="string">
            <text:p>Return: s#(where s is a string up to 16 chars)</text:p>
          </table:table-cell>
          <table:table-cell office:value-type="string" calcext:value-type="string">
            <text:p><text:s/>General Message </text:p>
          </table:table-cell>
          <table:table-cell table:style-name="ce1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M.mp#</text:p>
          </table:table-cell>
          <table:table-cell office:value-type="string" calcext:value-type="string">
            <text:p><text:s/>Get Telescope Firmware Number </text:p>
          </table:table-cell>
          <table:table-cell table:style-name="ce1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#</text:p>
          </table:table-cell>
          <table:table-cell office:value-type="string" calcext:value-type="string">
            <text:p><text:s/>Get Telescope Product Name </text:p>
          </table:table-cell>
          <table:table-cell table:style-name="ce1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HH:MM:SS#</text:p>
          </table:table-cell>
          <table:table-cell office:value-type="string" calcext:value-type="string">
            <text:p><text:s/>Get Telescope Firmware Time </text:p>
          </table:table-cell>
          <table:table-cell table:style-name="ce1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W#</text:p>
          </table:table-cell>
          <table:table-cell/>
          <table:table-cell office:value-type="string" calcext:value-type="string">
            <text:p>Return: [mount][tracking][alignment]#</text:p>
          </table:table-cell>
          <table:table-cell office:value-type="string" calcext:value-type="string">
            <text:p><text:s text:c="2"/>Get alignment status </text:p>
          </table:table-cell>
          <table:table-cell table:style-name="ce1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GXII#</text:p>
          </table:table-cell>
          <table:table-cell table:number-columns-repeated="2"/>
          <table:table-cell office:value-type="string" calcext:value-type="string">
            <text:p><text:s text:c="2"/>Get OnStep value where II is the numeric index</text:p>
          </table:table-cell>
          <table:table-cell table:style-name="ce10"/>
        </table:table-row>
        <table:table-row table:style-name="ro7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DDD*MM#or DDD*MM'SS#(based on precision setting)</text:p>
          </table:table-cell>
          <table:table-cell office:value-type="string" calcext:value-type="string">
            <text:p><text:s text:c="2"/>Get telescope azimuth </text:p>
          </table:table-cell>
          <table:table-cell table:style-name="ce1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Moves telescope to the home position</text:p>
          </table:table-cell>
          <table:table-cell table:style-name="ce10"/>
        </table:table-row>
        <table:table-row table:style-name="ro7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Reset telescope at the home position.This position is required for a cold Start.</text:p>
          </table:table-cell>
          <table:table-cell table:style-name="ce1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Goto the Park Position</text:p>
          </table:table-cell>
          <table:table-cell table:style-name="ce1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the park position</text:p>
          </table:table-cell>
          <table:table-cell table:style-name="ce1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Restore parked telescope to operation</text:p>
          </table:table-cell>
          <table:table-cell table:style-name="ce1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Clear library (all catalogs)</text:p>
          </table:table-cell>
          <table:table-cell table:style-name="ce1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L?#</text:p>
          </table:table-cell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Get library free records (all catalogs) </text:p>
          </table:table-cell>
          <table:table-cell table:style-name="ce1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Move to catalog name record</text:p>
          </table:table-cell>
          <table:table-cell table:style-name="ce10"/>
        </table:table-row>
        <table:table-row table:style-name="ro7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Find previous object and set it as the current target object</text:p>
          </table:table-cell>
          <table:table-cell table:style-name="ce10"/>
        </table:table-row>
        <table:table-row table:style-name="ro7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LCn#</text:p>
          </table:table-cell>
          <table:table-cell table:number-columns-repeated="2"/>
          <table:table-cell office:value-type="string" calcext:value-type="string">
            <text:p><text:s/>Set current target object to catalog object number</text:p>
          </table:table-cell>
          <table:table-cell table:style-name="ce1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Clear current record</text:p>
          </table:table-cell>
          <table:table-cell table:style-name="ce10"/>
        </table:table-row>
        <table:table-row table:style-name="ro7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#(string containing the current target objects name, type, RA, and Dec)</text:p>
          </table:table-cell>
          <table:table-cell office:value-type="string" calcext:value-type="string">
            <text:p><text:s text:c="2"/>Get Object Information </text:p>
          </table:table-cell>
          <table:table-cell table:style-name="ce1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Clear current catalog</text:p>
          </table:table-cell>
          <table:table-cell table:style-name="ce10"/>
        </table:table-row>
        <table:table-row table:style-name="ro7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Find next deep sky target object subject to the current constraints.</text:p>
          </table:table-cell>
          <table:table-cell table:style-name="ce1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Lon#</text:p>
          </table:table-cell>
          <table:table-cell table:number-columns-repeated="2"/>
          <table:table-cell office:value-type="string" calcext:value-type="string">
            <text:p><text:s/>Select Library catalog by catalog number n</text:p>
          </table:table-cell>
          <table:table-cell table:style-name="ce10"/>
        </table:table-row>
        <table:table-row table:style-name="ro3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LWs#</text:p>
          </table:table-cell>
          <table:table-cell/>
          <table:table-cell office:value-type="string" calcext:value-type="string">
            <text:p><text:s text:c="2"/>command returns an empty string "#") a new item is automatically added [s] is a string of up to eleven chars followed by a comma and a type designation for ex. ":LWM31 AND,GAL#"</text:p>
          </table:table-cell>
          <table:table-cell office:value-type="string" calcext:value-type="string">
            <text:p><text:s text:c="2"/>Write catalog object information including current target RA,Dec to next available empty record If at the end of the object list (:LI</text:p>
          </table:table-cell>
          <table:table-cell table:style-name="ce1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0..9, see :MS#</text:p>
          </table:table-cell>
          <table:table-cell office:value-type="string" calcext:value-type="string">
            <text:p><text:s text:c="2"/>Goto the target Alt and Az </text:p>
          </table:table-cell>
          <table:table-cell table:style-name="ce1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Move Telescope East at current guide rate </text:p>
          </table:table-cell>
          <table:table-cell table:style-name="ce10"/>
        </table:table-row>
        <table:table-row table:style-name="ro7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Mgdn#</text:p>
          </table:table-cell>
          <table:table-cell table:number-columns-repeated="2"/>
          <table:table-cell office:value-type="string" calcext:value-type="string">
            <text:p><text:s text:c="2"/>Pulse guide command where n is the guide time in milliseconds</text:p>
          </table:table-cell>
          <table:table-cell table:style-name="ce10"/>
        </table:table-row>
        <table:table-row table:style-name="ro7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MGdn#</text:p>
          </table:table-cell>
          <table:table-cell table:number-columns-repeated="2"/>
          <table:table-cell office:value-type="string" calcext:value-type="string">
            <text:p><text:s text:c="2"/>Pulse guide command where n is the guide time in milliseconds</text:p>
          </table:table-cell>
          <table:table-cell table:style-name="ce1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Move Telescope North at current guide rate</text:p>
          </table:table-cell>
          <table:table-cell table:style-name="ce10"/>
        </table:table-row>
        <table:table-row table:style-name="ro7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MN#</text:p>
          </table:table-cell>
          <table:table-cell/>
          <table:table-cell office:value-type="string" calcext:value-type="string">
            <text:p>Return: 0..9, see </text:p>
          </table:table-cell>
          <table:table-cell office:value-type="string" calcext:value-type="string">
            <text:p><text:s text:c="2"/>Goto current RA/Dec but East of the Pier (within meridian limit overlap for GEM mounts) </text:p>
          </table:table-cell>
          <table:table-cell table:style-name="ce10"/>
        </table:table-row>
        <table:table-row table:style-name="ro7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Mp#</text:p>
          </table:table-cell>
          <table:table-cell table:number-columns-repeated="2"/>
          <table:table-cell office:value-type="string" calcext:value-type="string">
            <text:p><text:s/>Move Telescope for sPiral search at current guide rate</text:p>
          </table:table-cell>
          <table:table-cell table:style-name="ce1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MP#</text:p>
          </table:table-cell>
          <table:table-cell/>
          <table:table-cell office:value-type="string" calcext:value-type="string">
            <text:p>Return: 0..9, see :MS#</text:p>
          </table:table-cell>
          <table:table-cell office:value-type="string" calcext:value-type="string">
            <text:p><text:s text:c="2"/>Goto the Current Position for Polar Align </text:p>
          </table:table-cell>
          <table:table-cell table:style-name="ce1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Move Telescope South at current guide rate</text:p>
          </table:table-cell>
          <table:table-cell table:style-name="ce1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Goto the Target Object</text:p>
          </table:table-cell>
          <table:table-cell table:style-name="ce1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#</text:p>
          </table:table-cell>
          <table:table-cell office:value-type="string" calcext:value-type="string">
            <text:p><text:s text:c="2"/></text:p>
          </table:table-cell>
          <table:table-cell table:style-name="ce1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Move Telescope West at current guide rate</text:p>
          </table:table-cell>
          <table:table-cell table:style-name="ce1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Halt all slews, stops goto</text:p>
          </table:table-cell>
          <table:table-cell table:style-name="ce1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Halt east Slews <text:s text:c="2"/></text:p>
          </table:table-cell>
          <table:table-cell table:style-name="ce1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Halt southward Slews </text:p>
          </table:table-cell>
          <table:table-cell table:style-name="ce1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Halt north Slews</text:p>
          </table:table-cell>
          <table:table-cell table:style-name="ce1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Halt westward Slews</text:p>
          </table:table-cell>
          <table:table-cell table:style-name="ce1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-#</text:p>
          </table:table-cell>
          <table:table-cell table:number-columns-repeated="2"/>
          <table:table-cell office:value-type="string" calcext:value-type="string">
            <text:p><text:s text:c="2"/>Disable derotator</text:p>
          </table:table-cell>
          <table:table-cell table:style-name="ce10"/>
        </table:table-row>
        <table:table-row table:style-name="ro7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n#</text:p>
          </table:table-cell>
          <table:table-cell table:number-columns-repeated="2"/>
          <table:table-cell office:value-type="string" calcext:value-type="string">
            <text:p><text:s text:c="2"/>Move increment where n = 1 for 1 degrees, 2 for 2 degrees, 3 for 5 degrees, 4 for 10 degrees</text:p>
          </table:table-cell>
          <table:table-cell table:style-name="ce1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+#</text:p>
          </table:table-cell>
          <table:table-cell table:number-columns-repeated="2"/>
          <table:table-cell office:value-type="string" calcext:value-type="string">
            <text:p><text:s text:c="2"/>Enable derotator</text:p>
          </table:table-cell>
          <table:table-cell table:style-name="ce10"/>
        </table:table-row>
        <table:table-row table:style-name="ro7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&lt;#</text:p>
          </table:table-cell>
          <table:table-cell table:number-columns-repeated="2"/>
          <table:table-cell office:value-type="string" calcext:value-type="string">
            <text:p><text:s text:c="2"/>Move counter clockwise as set by :rn#command</text:p>
          </table:table-cell>
          <table:table-cell table:style-name="ce10"/>
        </table:table-row>
        <table:table-row table:style-name="ro7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&gt;#</text:p>
          </table:table-cell>
          <table:table-cell table:number-columns-repeated="2"/>
          <table:table-cell office:value-type="string" calcext:value-type="string">
            <text:p><text:s text:c="2"/>Move clockwise as set by :rn#command, default = 1 deg (or 0.1 deg/s in continuous mode)</text:p>
          </table:table-cell>
          <table:table-cell table:style-name="ce10"/>
        </table:table-row>
        <table:table-row table:style-name="ro7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An.n#</text:p>
          </table:table-cell>
          <table:table-cell table:number-columns-repeated="2"/>
          <table:table-cell office:value-type="string" calcext:value-type="string">
            <text:p><text:s/>Set Axis1 Guide rate to n.n degrees per sidereal second</text:p>
          </table:table-cell>
          <table:table-cell table:style-name="ce1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bn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b#</text:p>
          </table:table-cell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Get rotator backlash amount in steps </text:p>
          </table:table-cell>
          <table:table-cell table:style-name="ce1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slew rate to Centering rate 8X</text:p>
          </table:table-cell>
          <table:table-cell table:style-name="ce1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C#</text:p>
          </table:table-cell>
          <table:table-cell table:number-columns-repeated="2"/>
          <table:table-cell office:value-type="string" calcext:value-type="string">
            <text:p><text:s text:c="2"/>Moves rotator to the home position</text:p>
          </table:table-cell>
          <table:table-cell table:style-name="ce10"/>
        </table:table-row>
        <table:table-row table:style-name="ro7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c#</text:p>
          </table:table-cell>
          <table:table-cell table:number-columns-repeated="2"/>
          <table:table-cell office:value-type="string" calcext:value-type="string">
            <text:p><text:s text:c="2"/>Set continuous move mode (for next move command)</text:p>
          </table:table-cell>
          <table:table-cell table:style-name="ce1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D#</text:p>
          </table:table-cell>
          <table:table-cell/>
          <table:table-cell office:value-type="string" calcext:value-type="string">
            <text:p>Return: n.n#</text:p>
          </table:table-cell>
          <table:table-cell office:value-type="string" calcext:value-type="string">
            <text:p><text:s text:c="2"/>Get rotator degrees per step </text:p>
          </table:table-cell>
          <table:table-cell table:style-name="ce10"/>
        </table:table-row>
        <table:table-row table:style-name="ro7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En.n#</text:p>
          </table:table-cell>
          <table:table-cell table:number-columns-repeated="2"/>
          <table:table-cell office:value-type="string" calcext:value-type="string">
            <text:p><text:s/>Set Axis2 Guide rate to n.n degrees per sidereal second</text:p>
          </table:table-cell>
          <table:table-cell table:style-name="ce1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F#</text:p>
          </table:table-cell>
          <table:table-cell table:number-columns-repeated="2"/>
          <table:table-cell office:value-type="string" calcext:value-type="string">
            <text:p><text:s text:c="2"/>Set slew rate to Fast Rate 48X</text:p>
          </table:table-cell>
          <table:table-cell table:style-name="ce1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F#</text:p>
          </table:table-cell>
          <table:table-cell table:number-columns-repeated="2"/>
          <table:table-cell office:value-type="string" calcext:value-type="string">
            <text:p><text:s text:c="2"/>Reset rotator at the home position</text:p>
          </table:table-cell>
          <table:table-cell table:style-name="ce1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slew rate to Guiding Rate 1X</text:p>
          </table:table-cell>
          <table:table-cell table:style-name="ce1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G#</text:p>
          </table:table-cell>
          <table:table-cell/>
          <table:table-cell office:value-type="string" calcext:value-type="string">
            <text:p>Return: sDDD*MM#</text:p>
          </table:table-cell>
          <table:table-cell office:value-type="string" calcext:value-type="string">
            <text:p><text:s text:c="2"/>Get rotator current position in degrees </text:p>
          </table:table-cell>
          <table:table-cell table:style-name="ce1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I#</text:p>
          </table:table-cell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Get mIn position (in degrees) </text:p>
          </table:table-cell>
          <table:table-cell table:style-name="ce1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slew rate to Find Rate 20X</text:p>
          </table:table-cell>
          <table:table-cell table:style-name="ce1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M#</text:p>
          </table:table-cell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Get Max position (in degrees) </text:p>
          </table:table-cell>
          <table:table-cell table:style-name="ce1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slew rate to n, where n = 0..9</text:p>
          </table:table-cell>
          <table:table-cell table:style-name="ce1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P#</text:p>
          </table:table-cell>
          <table:table-cell table:number-columns-repeated="2"/>
          <table:table-cell office:value-type="string" calcext:value-type="string">
            <text:p><text:s text:c="2"/>Move rotator to the parallactic angle</text:p>
          </table:table-cell>
          <table:table-cell table:style-name="ce1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Q#</text:p>
          </table:table-cell>
          <table:table-cell table:number-columns-repeated="2"/>
          <table:table-cell office:value-type="string" calcext:value-type="string">
            <text:p><text:s text:c="2"/>Stops movement (except derotator)</text:p>
          </table:table-cell>
          <table:table-cell table:style-name="ce1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R#</text:p>
          </table:table-cell>
          <table:table-cell table:number-columns-repeated="2"/>
          <table:table-cell office:value-type="string" calcext:value-type="string">
            <text:p><text:s text:c="2"/>Reverse derotator direction</text:p>
          </table:table-cell>
          <table:table-cell table:style-name="ce1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SsDDD*MM'SS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7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Set slew rate to Half Max (VF)?X (1/2 of maxRate)</text:p>
          </table:table-cell>
          <table:table-cell table:style-name="ce1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rT#</text:p>
          </table:table-cell>
          <table:table-cell/>
          <table:table-cell office:value-type="string" calcext:value-type="string">
            <text:p>Return: M#(for moving) or S#(for stopped)</text:p>
          </table:table-cell>
          <table:table-cell office:value-type="string" calcext:value-type="string">
            <text:p><text:s text:c="2"/>Get status </text:p>
          </table:table-cell>
          <table:table-cell table:style-name="ce1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asDD*MM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7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Set Baud Rate where n is an ASCII digit (1..9) with the following interpertation</text:p>
          </table:table-cell>
          <table:table-cell table:style-name="ce1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dsDD*MM:SS.SSS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dsDD*MM:SS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dsDD*MM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g(s)DDD*MM:SS.SSS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g(s)DDD*MM:SS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g(s)DDD*MM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GsHH:MM#(where MM is 30 or 45)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GsHH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hsDD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LHH:MM:SS.SSS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LHH:MM:SS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Ms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Ns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oDD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Os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Ps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rHH:MM:SS.SSSS#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rHH:MM:SS#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rHH:MM.T#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TH.H#</text:p>
          </table:table-cell>
          <table:table-cell table:number-columns-repeated="2"/>
          <table:table-cell office:value-type="string" calcext:value-type="string">
            <text:p><text:s text:c="2"/>Set Tracking Rate in Hz where 60.0 is solar rate</text:p>
          </table:table-cell>
          <table:table-cell table:style-name="ce1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tsDD*MM:SS.SSS#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tsDD*MM:SS##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tsDD*MM##</text:p>
          </table:table-cell>
          <table:table-cell table:number-columns-repeated="3"/>
          <table:table-cell table:style-name="ce10"/>
        </table:table-row>
        <table:table-row table:style-name="ro7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XII,n#</text:p>
          </table:table-cell>
          <table:table-cell table:number-columns-repeated="2"/>
          <table:table-cell office:value-type="string" calcext:value-type="string">
            <text:p><text:s text:c="2"/>Set OnStep value where II is the numeric index and n is the value to set (possibly floating point)</text:p>
          </table:table-cell>
          <table:table-cell table:style-name="ce1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XA1,R#</text:p>
          </table:table-cell>
          <table:table-cell table:number-columns-repeated="2"/>
          <table:table-cell office:value-type="string" calcext:value-type="string">
            <text:p><text:s text:c="2"/>to revert an axis to defaults</text:p>
          </table:table-cell>
          <table:table-cell table:style-name="ce1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XAC,n#</text:p>
          </table:table-cell>
          <table:table-cell table:number-columns-repeated="2"/>
          <table:table-cell office:value-type="string" calcext:value-type="string">
            <text:p><text:s text:c="2"/>to switch between compile and run-time settings</text:p>
          </table:table-cell>
          <table:table-cell table:style-name="ce1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XAn:#</text:p>
          </table:table-cell>
          <table:table-cell table:number-columns-repeated="2"/>
          <table:table-cell office:value-type="string" calcext:value-type="string">
            <text:p><text:s/>Set axis settings :SXA1,....#</text:p>
          </table:table-cell>
          <table:table-cell table:style-name="ce1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SzDDD*MM#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/>
        </table:table-row>
        <table:table-row table:style-name="ro7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Master sidereal clock slower by 0.02 Hertz (stored in EEPROM)</text:p>
          </table:table-cell>
          <table:table-cell table:style-name="ce10"/>
        </table:table-row>
        <table:table-row table:style-name="ro7"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Master sidereal clock faster by 0.02 Hertz (stored in EEPROM)</text:p>
          </table:table-cell>
          <table:table-cell table:style-name="ce10"/>
        </table:table-row>
        <table:table-row table:style-name="ro7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T1#</text:p>
          </table:table-cell>
          <table:table-cell table:number-columns-repeated="2"/>
          <table:table-cell office:value-type="string" calcext:value-type="string">
            <text:p><text:s text:c="2"/>Track single axis (disable Dec tracking on Eq mounts)</text:p>
          </table:table-cell>
          <table:table-cell table:style-name="ce1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T2#</text:p>
          </table:table-cell>
          <table:table-cell table:number-columns-repeated="2"/>
          <table:table-cell office:value-type="string" calcext:value-type="string">
            <text:p><text:s text:c="2"/>Track dual axis</text:p>
          </table:table-cell>
          <table:table-cell table:style-name="ce1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Tracking disable</text:p>
          </table:table-cell>
          <table:table-cell table:style-name="ce1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Tracking enable</text:p>
          </table:table-cell>
          <table:table-cell table:style-name="ce1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Track rate king</text:p>
          </table:table-cell>
          <table:table-cell table:style-name="ce1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Track rate lunar</text:p>
          </table:table-cell>
          <table:table-cell table:style-name="ce1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Track refraction disable</text:p>
          </table:table-cell>
          <table:table-cell table:style-name="ce1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To#</text:p>
          </table:table-cell>
          <table:table-cell table:number-columns-repeated="2"/>
          <table:table-cell office:value-type="string" calcext:value-type="string">
            <text:p><text:s text:c="2"/>OnTrack enable</text:p>
          </table:table-cell>
          <table:table-cell table:style-name="ce1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Track rate sidereal</text:p>
          </table:table-cell>
          <table:table-cell table:style-name="ce10"/>
        </table:table-row>
        <table:table-row table:style-name="ro7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Master sidereal clock reset (to calculated sidereal rate, stored in EEPROM)</text:p>
          </table:table-cell>
          <table:table-cell table:style-name="ce1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Track refraction enable</text:p>
          </table:table-cell>
          <table:table-cell table:style-name="ce1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 text:c="2"/>Track rate solar</text:p>
          </table:table-cell>
          <table:table-cell table:style-name="ce1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<text:s/>Toggle between low/hi precision positions</text:p>
          </table:table-cell>
          <table:table-cell table:style-name="ce1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VH#</text:p>
          </table:table-cell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/>PEC index sense position in seconds </text:p>
          </table:table-cell>
          <table:table-cell table:style-name="ce10"/>
        </table:table-row>
        <table:table-row table:style-name="ro7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VRn#</text:p>
          </table:table-cell>
          <table:table-cell/>
          <table:table-cell office:value-type="string" calcext:value-type="string">
            <text:p>Return: sn#</text:p>
          </table:table-cell>
          <table:table-cell office:value-type="string" calcext:value-type="string">
            <text:p><text:s/>Read PEC table entry rate adjustment (in steps +/-) for worm segment n (in seconds) </text:p>
          </table:table-cell>
          <table:table-cell table:style-name="ce10"/>
        </table:table-row>
        <table:table-row table:style-name="ro7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Vrn#</text:p>
          </table:table-cell>
          <table:table-cell/>
          <table:table-cell office:value-type="string" calcext:value-type="string">
            <text:p>Return: x0x1x2x3x4x5x6x7x8x9#(hex one byte integers)</text:p>
          </table:table-cell>
          <table:table-cell office:value-type="string" calcext:value-type="string">
            <text:p><text:s/>Read out RA PEC ten byte frame in hex format starting at worm segment n (in seconds) </text:p>
          </table:table-cell>
          <table:table-cell table:style-name="ce10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/>
          <table:table-cell/>
          <table:table-cell office:value-type="string" calcext:value-type="string">
            <text:p>Return: sn,n#</text:p>
          </table:table-cell>
          <table:table-cell office:value-type="string" calcext:value-type="string">
            <text:p><text:s text:c="2"/>Read PEC table entry rate adjustment (in steps +/-) for currently playing segment and its rate adjustment (in steps +/-) </text:p>
          </table:table-cell>
          <table:table-cell table:style-name="ce10"/>
        </table:table-row>
        <table:table-row table:style-name="ro7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VS#</text:p>
          </table:table-cell>
          <table:table-cell/>
          <table:table-cell office:value-type="string" calcext:value-type="string">
            <text:p>Return: n.n#</text:p>
          </table:table-cell>
          <table:table-cell office:value-type="string" calcext:value-type="string">
            <text:p><text:s text:c="2"/>PEC number of steps per second of worm rotation </text:p>
          </table:table-cell>
          <table:table-cell table:style-name="ce1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VW#</text:p>
          </table:table-cell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PEC number of steps per worm rotation </text:p>
          </table:table-cell>
          <table:table-cell table:style-name="ce1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W?#</text:p>
          </table:table-cell>
          <table:table-cell/>
          <table:table-cell office:value-type="string" calcext:value-type="string">
            <text:p>Return: n#</text:p>
          </table:table-cell>
          <table:table-cell office:value-type="string" calcext:value-type="string">
            <text:p><text:s text:c="2"/>Queries current site </text:p>
          </table:table-cell>
          <table:table-cell table:style-name="ce1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Wn#</text:p>
          </table:table-cell>
          <table:table-cell table:number-columns-repeated="2"/>
          <table:table-cell office:value-type="string" calcext:value-type="string">
            <text:p><text:s text:c="2"/>Sets current site to n, where n = 0..3</text:p>
          </table:table-cell>
          <table:table-cell table:style-name="ce1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WR-#</text:p>
          </table:table-cell>
          <table:table-cell table:number-columns-repeated="2"/>
          <table:table-cell office:value-type="string" calcext:value-type="string">
            <text:p><text:s/>Move PEC Table back by one second</text:p>
          </table:table-cell>
          <table:table-cell table:style-name="ce10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WRn,sn#</text:p>
          </table:table-cell>
          <table:table-cell table:number-columns-repeated="2"/>
          <table:table-cell office:value-type="string" calcext:value-type="string">
            <text:p><text:s text:c="2"/>Write PEC table entry for worm segment [n] (in seconds) where [sn] is the correction in steps +/- for this 1 second segment</text:p>
          </table:table-cell>
          <table:table-cell table:style-name="ce1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:WR+#</text:p>
          </table:table-cell>
          <table:table-cell table:number-columns-repeated="2"/>
          <table:table-cell office:value-type="string" calcext:value-type="string">
            <text:p><text:s/>Move PEC Table ahead by one second</text:p>
          </table:table-cell>
          <table:table-cell table:style-name="ce10"/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 table:style-name="ce10"/>
        </table:table-row>
        <table:table-row table:style-name="ro1" table:number-rows-repeated="18"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104820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commands.A2:commands.G144 commands.A145:commands.B348">
            <calcext:condition calcext:apply-style-name="Sans nom1" calcext:value="formula-is(MOD(ROW();2))" calcext:base-cell-address="commands.A2"/>
          </calcext:conditional-format>
          <calcext:conditional-format calcext:target-range-address="commands.D2:commands.D348">
            <calcext:condition calcext:apply-style-name="Sans nom3" calcext:value="formula-is(COUNTIF([.D$2:.D$348];[.D2])&gt;1)" calcext:base-cell-address="commands.D2"/>
          </calcext:conditional-format>
        </calcext:conditional-formats>
      </table:table>
      <table:named-expressions/>
      <table:database-ranges>
        <table:database-range table:name="__Anonymous_Sheet_DB__0" table:target-range-address="commands.A1:commands.G35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'Courier New'"/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able-cell-properties fo:background-color="#ffbf00"/>
    </style:style>
    <style:style style:name="Sans_20_nom3" style:display-name="Sans nom3" style:family="table-cell" style:parent-style-name="Default">
      <style:table-cell-properties fo:background-color="#ffb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presentation="urn:oasis:names:tc:opendocument:xmlns:presentation:1.0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creation-date>2021-11-18T16:44:31.295765968</meta:creation-date>
    <dc:date>2021-11-18T21:56:29.310050240</dc:date>
    <meta:editing-duration>PT50M47S</meta:editing-duration>
    <meta:editing-cycles>9</meta:editing-cycles>
    <meta:generator>LibreOffice/7.0.4.2$Linux_X86_64 LibreOffice_project/00$Build-2</meta:generator>
    <meta:document-statistic meta:table-count="1" meta:cell-count="1641" meta:object-count="0"/>
  </office:meta>
</office:document-meta>
</file>